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eloaderBMP.determineSize( ImageInputStream in , ImageContext 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PreloaderBMP.preloadImage( String uri , Source src , ImageContext con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